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float" office:value="2.2163265306117" calcext:value-type="float">
            <text:p>2,2163265306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6326530612205" calcext:value-type="float">
            <text:p>1,56326530612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1224489796005" calcext:value-type="float">
            <text:p>1,01224489796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72653061224628" calcext:value-type="float">
            <text:p>1,72653061224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17551020408428" calcext:value-type="float">
            <text:p>2,175510204084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8979591836687" calcext:value-type="float">
            <text:p>1,88979591836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33877551020851" calcext:value-type="float">
            <text:p>4,338775510208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.15510204082238" calcext:value-type="float">
            <text:p>1,15510204082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2040816326335" calcext:value-type="float">
            <text:p>5,420408163263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50204081633274" calcext:value-type="float">
            <text:p>5,502040816332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.31836734693934" calcext:value-type="float">
            <text:p>2,318367346939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40000000000146" calcext:value-type="float">
            <text:p>4,400000000001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48163265306357" calcext:value-type="float">
            <text:p>5,481632653063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93061224490521" calcext:value-type="float">
            <text:p>3,930612244905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74693877549726" calcext:value-type="float">
            <text:p>4,74693877549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.19591836734617" calcext:value-type="float">
            <text:p>1,19591836734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64489795918053" calcext:value-type="float">
            <text:p>1,64489795918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09387755101488" calcext:value-type="float">
            <text:p>2,09387755101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.54285714284924" calcext:value-type="float">
            <text:p>6,542857142849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35918367345585" calcext:value-type="float">
            <text:p>2,359183673455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.80816326530476" calcext:value-type="float">
            <text:p>3,808163265304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25714285713912" calcext:value-type="float">
            <text:p>5,257142857139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07346938774572" calcext:value-type="float">
            <text:p>1,073469387745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52244897958008" calcext:value-type="float">
            <text:p>2,52244897958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.33877551020123" calcext:value-type="float">
            <text:p>8,338775510201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52244897959463" calcext:value-type="float">
            <text:p>1,52244897959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60408163264219" calcext:value-type="float">
            <text:p>3,604081632642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0530612244911" calcext:value-type="float">
            <text:p>2,0530612244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.13469387755322" calcext:value-type="float">
            <text:p>5,134693877553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.95102040815982" calcext:value-type="float">
            <text:p>2,951020408159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.03265306122194" calcext:value-type="float">
            <text:p>5,032653061221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.48163265304174" calcext:value-type="float">
            <text:p>4,481632653041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.93061224489065" calcext:value-type="float">
            <text:p>2,93061224489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7959183672501" calcext:value-type="float">
            <text:p>8,379591836725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.82857142855937" calcext:value-type="float">
            <text:p>3,828571428559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27755102039373" calcext:value-type="float">
            <text:p>2,277551020393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.3591836734704" calcext:value-type="float">
            <text:p>4,35918367347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.175510204077" calcext:value-type="float">
            <text:p>1,175510204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25714285713912" calcext:value-type="float">
            <text:p>4,257142857139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07346938774572" calcext:value-type="float">
            <text:p>3,073469387745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88979591835232" calcext:value-type="float">
            <text:p>3,889795918352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70612244895892" calcext:value-type="float">
            <text:p>4,706122448958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15510204080783" calcext:value-type="float">
            <text:p>5,155102040807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.97142857142899" calcext:value-type="float">
            <text:p>4,9714285714289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.42040816326335" calcext:value-type="float">
            <text:p>4,420408163263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.86938775511226" calcext:value-type="float">
            <text:p>1,869387755112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95102040815982" calcext:value-type="float">
            <text:p>4,95102040815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9999999999418" calcext:value-type="float">
            <text:p>7,399999999994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.84897959182854" calcext:value-type="float">
            <text:p>5,848979591828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930612244905205" calcext:value-type="float">
            <text:p>0,930612244905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.01224489795277" calcext:value-type="float">
            <text:p>5,012244897952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.09387755100033" calcext:value-type="float">
            <text:p>2,093877551000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80816326531931" calcext:value-type="float">
            <text:p>4,808163265319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.62448979591136" calcext:value-type="float">
            <text:p>9,624489795911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.44081632653251" calcext:value-type="float">
            <text:p>7,440816326532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25714285712456" calcext:value-type="float">
            <text:p>3,257142857124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70612244895892" calcext:value-type="float">
            <text:p>1,706122448958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23673469386995" calcext:value-type="float">
            <text:p>2,236734693869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95102040815982" calcext:value-type="float">
            <text:p>1,951020408159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66530612244969" calcext:value-type="float">
            <text:p>7,665306122449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.74693877549726" calcext:value-type="float">
            <text:p>2,746938775497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828571428573923" calcext:value-type="float">
            <text:p>0,828571428573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10204081621487" calcext:value-type="float">
            <text:p>0,9102040816214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88979591836687" calcext:value-type="float">
            <text:p>1,889795918366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.23673469386995" calcext:value-type="float">
            <text:p>3,236734693869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58367346937302" calcext:value-type="float">
            <text:p>3,58367346937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66530612244969" calcext:value-type="float">
            <text:p>3,665306122449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11428571428405" calcext:value-type="float">
            <text:p>3,114285714284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.56326530611841" calcext:value-type="float">
            <text:p>4,563265306118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01224489795277" calcext:value-type="float">
            <text:p>6,012244897952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.46122448981623" calcext:value-type="float">
            <text:p>4,461224489816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5428571428638" calcext:value-type="float">
            <text:p>1,5428571428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2448979591136" calcext:value-type="float">
            <text:p>2,62448979591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.33877551023033" calcext:value-type="float">
            <text:p>5,338775510230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.4204081632779" calcext:value-type="float">
            <text:p>4,420408163277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86938775508315" calcext:value-type="float">
            <text:p>2,869387755083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58367346940213" calcext:value-type="float">
            <text:p>3,58367346940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.297959183692" calcext:value-type="float">
            <text:p>7,2979591836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37959183673956" calcext:value-type="float">
            <text:p>1,37959183673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2653061224264" calcext:value-type="float">
            <text:p>6,726530612242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175510204077" calcext:value-type="float">
            <text:p>1,175510204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2448979591136" calcext:value-type="float">
            <text:p>2,62448979591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07346938777482" calcext:value-type="float">
            <text:p>1,0734693877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510204082239" calcext:value-type="float">
            <text:p>7,155102040822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.60408163262764" calcext:value-type="float">
            <text:p>2,604081632627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.31836734694662" calcext:value-type="float">
            <text:p>3,318367346946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39999999999418" calcext:value-type="float">
            <text:p>3,399999999994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.74693877549726" calcext:value-type="float">
            <text:p>5,746938775497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2857142854482" calcext:value-type="float">
            <text:p>5,828571428544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.5428571428638" calcext:value-type="float">
            <text:p>4,54285714286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5714285715367" calcext:value-type="float">
            <text:p>8,2571428571536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97142857141444" calcext:value-type="float">
            <text:p>4,971428571414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68571428570431" calcext:value-type="float">
            <text:p>6,685714285704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39999999999418" calcext:value-type="float">
            <text:p>1,39999999999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1428571428405" calcext:value-type="float">
            <text:p>4,114285714284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.9306122448761" calcext:value-type="float">
            <text:p>9,93061224487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.11428571428405" calcext:value-type="float">
            <text:p>8,114285714284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.297959183692" calcext:value-type="float">
            <text:p>3,2979591836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.74693877549726" calcext:value-type="float">
            <text:p>3,746938775497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19591836736072" calcext:value-type="float">
            <text:p>2,195918367360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27755102040828" calcext:value-type="float">
            <text:p>5,277551020408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.72653061221354" calcext:value-type="float">
            <text:p>6,726530612213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.175510204077" calcext:value-type="float">
            <text:p>3,1755102040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25714285712456" calcext:value-type="float">
            <text:p>3,257142857124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.33877551025944" calcext:value-type="float">
            <text:p>7,338775510259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.4204081632779" calcext:value-type="float">
            <text:p>2,4204081632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.767346938781" calcext:value-type="float">
            <text:p>10,76734693878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.84897959185764" calcext:value-type="float">
            <text:p>2,848979591857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19591836736072" calcext:value-type="float">
            <text:p>5,195918367360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.01224489801098" calcext:value-type="float">
            <text:p>6,01224489801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82857142860303" calcext:value-type="float">
            <text:p>2,828571428603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91020408167969" calcext:value-type="float">
            <text:p>4,9102040816796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35918367345585" calcext:value-type="float">
            <text:p>2,35918367345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80816326534841" calcext:value-type="float">
            <text:p>1,80816326534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8979591836687" calcext:value-type="float">
            <text:p>1,889795918366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60408163268585" calcext:value-type="float">
            <text:p>3,604081632685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8571428576251" calcext:value-type="float">
            <text:p>2,685714285762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.40000000002328" calcext:value-type="float">
            <text:p>3,400000000023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48163265309995" calcext:value-type="float">
            <text:p>2,481632653099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.82857142860303" calcext:value-type="float">
            <text:p>4,828571428603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.542857142922" calcext:value-type="float">
            <text:p>5,5428571429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88979591842508" calcext:value-type="float">
            <text:p>1,889795918425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60408163268585" calcext:value-type="float">
            <text:p>2,604081632685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.05306122452021" calcext:value-type="float">
            <text:p>2,05306122452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13469387759687" calcext:value-type="float">
            <text:p>4,134693877596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58367346943123" calcext:value-type="float">
            <text:p>5,583673469431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.66530612244969" calcext:value-type="float">
            <text:p>3,66530612244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.01224489801098" calcext:value-type="float">
            <text:p>8,01224489801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09387755102944" calcext:value-type="float">
            <text:p>1,09387755102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44081632653251" calcext:value-type="float">
            <text:p>4,440816326532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52244897960918" calcext:value-type="float">
            <text:p>2,522448979609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60408163268585" calcext:value-type="float">
            <text:p>2,604081632685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68571428576252" calcext:value-type="float">
            <text:p>1,685714285762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03265306126559" calcext:value-type="float">
            <text:p>4,032653061265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37959183676867" calcext:value-type="float">
            <text:p>5,379591836768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.99183673469815" calcext:value-type="float">
            <text:p>8,991836734698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.70612244901713" calcext:value-type="float">
            <text:p>2,706122449017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.15510204085149" calcext:value-type="float">
            <text:p>3,155102040851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.60408163268585" calcext:value-type="float">
            <text:p>6,604081632685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.4204081632779" calcext:value-type="float">
            <text:p>2,42040816327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50204081635457" calcext:value-type="float">
            <text:p>3,502040816354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21632653061533" calcext:value-type="float">
            <text:p>3,216326530615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93061224493431" calcext:value-type="float">
            <text:p>2,930612244934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.27755102043739" calcext:value-type="float">
            <text:p>9,2775510204373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.99183673475636" calcext:value-type="float">
            <text:p>4,991836734756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.70612244901713" calcext:value-type="float">
            <text:p>9,7061224490171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78775510203559" calcext:value-type="float">
            <text:p>1,787755102035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.13469387753867" calcext:value-type="float">
            <text:p>6,134693877538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48163265309995" calcext:value-type="float">
            <text:p>1,481632653099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46122448984534" calcext:value-type="float">
            <text:p>4,461224489845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8081632652902" calcext:value-type="float">
            <text:p>2,80816326529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62448979594046" calcext:value-type="float">
            <text:p>5,624489795940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808163265290204" calcext:value-type="float">
            <text:p>0,8081632652902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62448979594046" calcext:value-type="float">
            <text:p>2,624489795940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.07346938777482" calcext:value-type="float">
            <text:p>4,073469387774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15510204085149" calcext:value-type="float">
            <text:p>2,155102040851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.23673469392816" calcext:value-type="float">
            <text:p>9,236734693928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.68571428576252" calcext:value-type="float">
            <text:p>5,685714285762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76734693883918" calcext:value-type="float">
            <text:p>4,767346938839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84897959185764" calcext:value-type="float">
            <text:p>6,848979591857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.29795918375021" calcext:value-type="float">
            <text:p>1,297959183750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1224489801098" calcext:value-type="float">
            <text:p>1,01224489801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35918367345585" calcext:value-type="float">
            <text:p>4,359183673455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33877551020123" calcext:value-type="float">
            <text:p>9,338775510201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5306122452021" calcext:value-type="float">
            <text:p>1,0530612245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50204081629636" calcext:value-type="float">
            <text:p>1,50204081629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.95102040818892" calcext:value-type="float">
            <text:p>8,951020408188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.76734693883918" calcext:value-type="float">
            <text:p>5,767346938839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21632653067354" calcext:value-type="float">
            <text:p>3,216326530673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29795918363379" calcext:value-type="float">
            <text:p>4,29795918363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.37959183676867" calcext:value-type="float">
            <text:p>8,379591836768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.46122448984534" calcext:value-type="float">
            <text:p>5,461224489845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.1755102041061" calcext:value-type="float">
            <text:p>1,1755102041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8979591836687" calcext:value-type="float">
            <text:p>2,889795918366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60408163268585" calcext:value-type="float">
            <text:p>4,60408163268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68571428576252" calcext:value-type="float">
            <text:p>4,685714285762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40000000002328" calcext:value-type="float">
            <text:p>1,40000000002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74693877552636" calcext:value-type="float">
            <text:p>5,746938775526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09387755102944" calcext:value-type="float">
            <text:p>4,093877551029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91020408167969" calcext:value-type="float">
            <text:p>4,9102040816796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35918367351405" calcext:value-type="float">
            <text:p>6,359183673514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.8081632652902" calcext:value-type="float">
            <text:p>2,80816326529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25714285712456" calcext:value-type="float">
            <text:p>2,257142857124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.33877551020123" calcext:value-type="float">
            <text:p>6,338775510201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42040816333611" calcext:value-type="float">
            <text:p>1,42040816333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13469387759687" calcext:value-type="float">
            <text:p>2,13469387759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21632653067354" calcext:value-type="float">
            <text:p>1,21632653067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93061224493431" calcext:value-type="float">
            <text:p>2,930612244934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.01224489795277" calcext:value-type="float">
            <text:p>6,012244897952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.09387755102944" calcext:value-type="float">
            <text:p>1,09387755102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4081632659072" calcext:value-type="float">
            <text:p>5,440816326590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13469387759687" calcext:value-type="float">
            <text:p>4,1346938775968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84897959185764" calcext:value-type="float">
            <text:p>1,84897959185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297959183692" calcext:value-type="float">
            <text:p>8,29795918369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.11428571434226" calcext:value-type="float">
            <text:p>1,1142857143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19591836736072" calcext:value-type="float">
            <text:p>1,195918367360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910204081621487" calcext:value-type="float">
            <text:p>0,91020408162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2448979599867" calcext:value-type="float">
            <text:p>2,624489795998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.97142857144354" calcext:value-type="float">
            <text:p>5,971428571443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.68571428570431" calcext:value-type="float">
            <text:p>4,685714285704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76734693878097" calcext:value-type="float">
            <text:p>1,767346938780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4897959191585" calcext:value-type="float">
            <text:p>0,84897959191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19591836736072" calcext:value-type="float">
            <text:p>4,195918367360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.91020408162149" calcext:value-type="float">
            <text:p>4,910204081621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88979591836687" calcext:value-type="float">
            <text:p>8,8897959183668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.60408163262764" calcext:value-type="float">
            <text:p>3,604081632627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05306122457841" calcext:value-type="float">
            <text:p>3,053061224578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86938775511226" calcext:value-type="float">
            <text:p>4,869387755112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.05306122452021" calcext:value-type="float">
            <text:p>1,0530612245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0204081635457" calcext:value-type="float">
            <text:p>8,5020408163545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.31836734700482" calcext:value-type="float">
            <text:p>4,318367347004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76734693878097" calcext:value-type="float">
            <text:p>2,767346938780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84897959191585" calcext:value-type="float">
            <text:p>3,848979591915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297959183692" calcext:value-type="float">
            <text:p>4,2979591836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.74693877552636" calcext:value-type="float">
            <text:p>1,74693877552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46122448978713" calcext:value-type="float">
            <text:p>5,461224489787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.5428571428638" calcext:value-type="float">
            <text:p>9,54285714286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62448979599867" calcext:value-type="float">
            <text:p>1,62448979599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97142857144354" calcext:value-type="float">
            <text:p>7,971428571443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.68571428570431" calcext:value-type="float">
            <text:p>2,68571428570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40000000002328" calcext:value-type="float">
            <text:p>4,400000000023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21632653067354" calcext:value-type="float">
            <text:p>2,216326530673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.66530612239148" calcext:value-type="float">
            <text:p>2,66530612239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11428571434226" calcext:value-type="float">
            <text:p>1,11428571434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9591836736072" calcext:value-type="float">
            <text:p>3,195918367360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.64489795919508" calcext:value-type="float">
            <text:p>5,644897959195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.35918367351405" calcext:value-type="float">
            <text:p>3,359183673514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44081632653251" calcext:value-type="float">
            <text:p>1,44081632653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869387755054049" calcext:value-type="float">
            <text:p>0,869387755054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95102040818892" calcext:value-type="float">
            <text:p>2,951020408188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297959183692" calcext:value-type="float">
            <text:p>3,2979591836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01224489801098" calcext:value-type="float">
            <text:p>2,012244898010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35918367351405" calcext:value-type="float">
            <text:p>3,359183673514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70612244901713" calcext:value-type="float">
            <text:p>3,706122449017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15510204085149" calcext:value-type="float">
            <text:p>4,155102040851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60408163268585" calcext:value-type="float">
            <text:p>7,604081632685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05306122452021" calcext:value-type="float">
            <text:p>4,053061224520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13469387753867" calcext:value-type="float">
            <text:p>3,134693877538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21632653067354" calcext:value-type="float">
            <text:p>1,21632653067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.19591836736072" calcext:value-type="float">
            <text:p>4,195918367360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91020408167969" calcext:value-type="float">
            <text:p>3,9102040816796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25714285718277" calcext:value-type="float">
            <text:p>5,257142857182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.70612244901713" calcext:value-type="float">
            <text:p>3,706122449017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.68571428582072" calcext:value-type="float">
            <text:p>4,685714285820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03265306120738" calcext:value-type="float">
            <text:p>2,03265306120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.01224489801098" calcext:value-type="float">
            <text:p>3,012244898010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.25714285718277" calcext:value-type="float">
            <text:p>9,2571428571827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.33877551020123" calcext:value-type="float">
            <text:p>2,33877551020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78775510203559" calcext:value-type="float">
            <text:p>3,787755102035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.60408163268585" calcext:value-type="float">
            <text:p>1,60408163268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306122452021" calcext:value-type="float">
            <text:p>2,05306122452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13469387765508" calcext:value-type="float">
            <text:p>4,134693877655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84897959185764" calcext:value-type="float">
            <text:p>3,848979591857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.297959183692" calcext:value-type="float">
            <text:p>2,2979591836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.64489795919508" calcext:value-type="float">
            <text:p>2,644897959195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72653061221354" calcext:value-type="float">
            <text:p>3,72653061221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44081632653251" calcext:value-type="float">
            <text:p>3,440816326532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.15510204085149" calcext:value-type="float">
            <text:p>8,155102040851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.50204081635457" calcext:value-type="float">
            <text:p>3,502040816354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848979591857642" calcext:value-type="float">
            <text:p>0,848979591857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46122448984534" calcext:value-type="float">
            <text:p>9,461224489845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910204081679694" calcext:value-type="float">
            <text:p>0,910204081679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72653061232995" calcext:value-type="float">
            <text:p>1,72653061232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428571428638" calcext:value-type="float">
            <text:p>2,54285714286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35918367339764" calcext:value-type="float">
            <text:p>1,35918367339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80816326534841" calcext:value-type="float">
            <text:p>2,808163265348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714285718277" calcext:value-type="float">
            <text:p>5,257142857182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.70612244901713" calcext:value-type="float">
            <text:p>3,706122449017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86938775517046" calcext:value-type="float">
            <text:p>2,869387755170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.58367346948944" calcext:value-type="float">
            <text:p>4,583673469489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66530612239148" calcext:value-type="float">
            <text:p>1,66530612239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7959183671046" calcext:value-type="float">
            <text:p>5,379591836710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35918367351405" calcext:value-type="float">
            <text:p>8,359183673514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70612244901713" calcext:value-type="float">
            <text:p>5,706122449017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787755102152" calcext:value-type="float">
            <text:p>1,7877551021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.23673469386995" calcext:value-type="float">
            <text:p>5,236734693869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.68571428570431" calcext:value-type="float">
            <text:p>4,685714285704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13469387753867" calcext:value-type="float">
            <text:p>2,13469387753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58367346948944" calcext:value-type="float">
            <text:p>5,583673469489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0326530613238" calcext:value-type="float">
            <text:p>1,032653061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7959183671046" calcext:value-type="float">
            <text:p>2,379591836710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09387755102944" calcext:value-type="float">
            <text:p>5,093877551029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.1755102040479" calcext:value-type="float">
            <text:p>2,17551020404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.25714285718277" calcext:value-type="float">
            <text:p>2,257142857182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.97142857150175" calcext:value-type="float">
            <text:p>3,971428571501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.68571428570431" calcext:value-type="float">
            <text:p>6,6857142857043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.03265306120738" calcext:value-type="float">
            <text:p>5,032653061207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.74693877552636" calcext:value-type="float">
            <text:p>3,746938775526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09387755102944" calcext:value-type="float">
            <text:p>2,093877551029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910204081679694" calcext:value-type="float">
            <text:p>0,910204081679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918367351405" calcext:value-type="float">
            <text:p>5,359183673514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.80816326534841" calcext:value-type="float">
            <text:p>3,808163265348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.88979591836687" calcext:value-type="float">
            <text:p>2,889795918366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.6040816326858" calcext:value-type="float">
            <text:p>10,604081632685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.05306122452021" calcext:value-type="float">
            <text:p>2,05306122452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767346938839182" calcext:value-type="float">
            <text:p>0,767346938839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48163265315816" calcext:value-type="float">
            <text:p>4,48163265315816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59:03.928301999</meta:creation-date>
    <dc:date>2019-08-09T14:59:41.254437988</dc:date>
    <meta:editing-duration>PT39S</meta:editing-duration>
    <meta:editing-cycles>1</meta:editing-cycles>
    <meta:document-statistic meta:table-count="1" meta:cell-count="602" meta:object-count="0"/>
    <meta:generator>LibreOffice/6.2.5.2$Linux_X86_64 LibreOffice_project/20$Build-2</meta:generator>
  </office:meta>
</office:document-meta>
</file>